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992cm"/>
    </style:style>
    <style:style style:name="gr2" style:family="graphic" style:parent-style-name="standard">
      <style:graphic-properties svg:stroke-color="#706e0c" draw:fill-color="#ffffa6" draw:textarea-horizontal-align="justify" draw:textarea-vertical-align="middle" draw:auto-grow-height="false" fo:min-height="3.615cm" fo:min-width="8.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2cm" svg:stroke-color="#706e0c" draw:marker-start="Arrowheads_20_3" draw:marker-start-width="0.356cm" draw:marker-end="Arrowheads_20_2" draw:marker-end-width="0.35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706e0c" loext:opacity="100%"/>
    </style:style>
    <style:style style:name="P7" style:family="paragraph">
      <loext:graphic-properties draw:fill="none" draw:fill-color="#ffffff"/>
      <style:text-properties fo:color="#706e0c" loext:opacity="100%" style:font-name="DejaVu Sans Mono" fo:font-size="14pt" style:font-size-asian="14pt" style:font-size-complex="14pt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fo:color="#706e0c" loext:opacity="100%"/>
    </style:style>
    <style:style style:name="T3" style:family="text">
      <style:text-properties fo:color="#706e0c" loext:opacity="100%"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1.27cm" svg:x="2.905cm" svg:y="11.3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2cm" svg:height="1.27cm" svg:x="2.905cm" svg:y="13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16cm" svg:height="3.865cm" svg:x="8.62cm" svg:y="11.2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16cm" svg:height="3.865cm" svg:x="8.62cm" svg:y="6.1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6cm" svg:height="0.962cm" svg:x="10.825cm" svg:y="6.296cm">
          <draw:text-box>
            <text:p>STORAGE A</text:p>
          </draw:text-box>
        </draw:frame>
        <draw:frame draw:style-name="gr3" draw:text-style-name="P3" draw:layer="layout" svg:width="4.198cm" svg:height="0.962cm" svg:x="11.025cm" svg:y="11.396cm">
          <draw:text-box>
            <text:p>STORAGE B</text:p>
          </draw:text-box>
        </draw:frame>
        <draw:frame draw:style-name="gr3" draw:text-style-name="P4" draw:layer="layout" svg:width="9.096cm" svg:height="0.831cm" svg:x="8.62cm" svg:y="13.457cm">
          <draw:text-box>
            <text:p><text:span text:style-name="T1">/storage/</text:span><text:span text:style-name="T1">city_B/</text:span><text:span text:style-name="T1">home/</text:span><text:span text:style-name="T1">user_123</text:span></text:p>
          </draw:text-box>
        </draw:frame>
        <draw:frame draw:style-name="gr3" draw:text-style-name="P4" draw:layer="layout" svg:width="9.096cm" svg:height="0.831cm" svg:x="8.62cm" svg:y="8.258cm">
          <draw:text-box>
            <text:p><text:span text:style-name="T1">/storage/city_A/home/user_123</text:span></text:p>
          </draw:text-box>
        </draw:frame>
        <draw:frame draw:style-name="gr3" draw:text-style-name="P3" draw:layer="layout" svg:width="3.389cm" svg:height="0.962cm" svg:x="2.94cm" svg:y="6.957cm">
          <draw:text-box>
            <text:p>frontend A</text:p>
          </draw:text-box>
        </draw:frame>
        <draw:frame draw:style-name="gr3" draw:text-style-name="P3" draw:layer="layout" svg:width="3.427cm" svg:height="0.962cm" svg:x="3.041cm" svg:y="11.457cm">
          <draw:text-box>
            <text:p>frontend B</text:p>
          </draw:text-box>
        </draw:frame>
        <draw:frame draw:style-name="gr3" draw:text-style-name="P3" draw:layer="layout" svg:width="3.461cm" svg:height="0.962cm" svg:x="2.942cm" svg:y="13.657cm">
          <draw:text-box>
            <text:p>frontend C</text:p>
          </draw:text-box>
        </draw:frame>
        <draw:line draw:style-name="gr4" draw:text-style-name="P5" draw:layer="layout" svg:x1="6.715cm" svg:y1="7.35cm" svg:x2="8.937cm" svg:y2="8.62cm">
          <text:p/>
        </draw:line>
        <draw:line draw:style-name="gr4" draw:text-style-name="P5" draw:layer="layout" svg:x1="6.702cm" svg:y1="7.337cm" svg:x2="8.924cm" svg:y2="8.607cm">
          <text:p/>
        </draw:line>
        <draw:line draw:style-name="gr4" draw:text-style-name="P5" draw:layer="layout" svg:x1="6.689cm" svg:y1="12.024cm" svg:x2="8.911cm" svg:y2="13.294cm">
          <text:p/>
        </draw:line>
        <draw:line draw:style-name="gr4" draw:text-style-name="P5" draw:layer="layout" svg:x1="6.515cm" svg:y1="14.017cm" svg:x2="8.698cm" svg:y2="13.881cm">
          <text:p/>
        </draw:line>
        <draw:frame draw:style-name="gr3" draw:text-style-name="P6" draw:layer="layout" svg:width="3.495cm" svg:height="1.673cm" svg:x="5.275cm" svg:y="8.255cm">
          <draw:text-box>
            <text:p><text:span text:style-name="T2">user home</text:span></text:p>
            <text:p><text:span text:style-name="T2">mounts to</text:span></text:p>
          </draw:text-box>
        </draw:frame>
        <draw:path draw:style-name="gr5" draw:text-style-name="P5" draw:layer="layout" svg:width="4.995cm" svg:height="3.052cm" draw:transform="rotate (-1.06377817909054) translate (18.1450000011041cm 7.9849999993867cm)" svg:viewBox="0 0 4996 3053" svg:d="M0 0c3268 0 4996 2775 4996 2775l-154 278">
          <text:p/>
        </draw:path>
        <draw:frame draw:style-name="gr3" draw:text-style-name="P7" draw:layer="layout" svg:width="1.095cm" svg:height="0.831cm" svg:x="18.497cm" svg:y="8.49cm">
          <draw:text-box>
            <text:p><text:span text:style-name="T3">c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7T15:11:14.364658863</dc:date>
    <meta:editing-duration>PT9M30S</meta:editing-duration>
    <meta:editing-cycles>1</meta:editing-cycles>
    <meta:generator>LibreOffice/7.3.6.2$Linux_X86_64 LibreOffice_project/30$Build-2</meta:generator>
    <meta:document-statistic meta:object-count="19"/>
  </office:meta>
</office:document-meta>
</file>